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847" officeooo:paragraph-rsid="0009e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ak Sections :</text:p>
      <text:p text:style-name="P1">1-Strings</text:p>
      <text:p text:style-name="P1">2-matrice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0:19:12.125870210</meta:creation-date>
    <dc:date>2020-02-03T10:19:43.551301888</dc:date>
    <meta:editing-duration>PT34S</meta:editing-duration>
    <meta:editing-cycles>1</meta:editing-cycles>
    <meta:document-statistic meta:table-count="0" meta:image-count="0" meta:object-count="0" meta:page-count="1" meta:paragraph-count="3" meta:word-count="5" meta:character-count="35" meta:non-whitespace-character-count="33"/>
    <meta:generator>LibreOffice/6.3.4.2$Linux_X86_64 LibreOffice_project/30$Build-2</meta:generator>
  </office:meta>
</office:document-meta>
</file>